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Times New Roman2" svg:font-family="'Times New Roman'"/>
    <style:font-face style:name="Arial" svg:font-family="Arial" style:font-pitch="variable"/>
    <style:font-face style:name="Cambria" svg:font-family="Cambri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4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Times New Roman2" fo:font-size="20.1000003814697pt" fo:font-weight="bold" style:font-size-asian="20.1000003814697pt" style:font-name-complex="Times New Roman2" style:font-size-complex="20.1000003814697pt" style:font-weight-complex="bold"/>
    </style:style>
    <style:style style:name="T2" style:family="text">
      <style:text-properties fo:color="#000000" style:font-name="Times New Roman2" fo:font-size="10pt" fo:font-weight="bold" style:font-size-asian="10pt" style:font-name-complex="Times New Roman2" style:font-size-complex="10pt" style:font-weight-complex="bold"/>
    </style:style>
    <style:style style:name="T3" style:family="text">
      <style:text-properties fo:color="#000000" style:font-name="Times New Roman2" fo:font-size="7.59999990463257pt" fo:font-weight="bold" style:font-size-asian="7.59999990463257pt" style:font-name-complex="Times New Roman2" style:font-size-complex="7.59999990463257pt" style:font-weight-complex="bold"/>
    </style:style>
    <style:style style:name="T4" style:family="text">
      <style:text-properties fo:color="#000000" style:font-name="Times New Roman2" fo:font-size="14.1000003814697pt" style:font-size-asian="14.1000003814697pt" style:font-name-complex="Times New Roman2" style:font-size-complex="14.1000003814697pt"/>
    </style:style>
    <style:style style:name="T5" style:family="text">
      <style:text-properties fo:color="#212121" style:font-name="Times New Roman2" fo:font-size="14.1000003814697pt" style:font-size-asian="14.1000003814697pt" style:font-name-complex="Times New Roman2" style:font-size-complex="14.1000003814697pt"/>
    </style:style>
    <style:style style:name="T6" style:family="text">
      <style:text-properties fo:color="#000000" style:font-name="Times New Roman2" fo:font-size="14.1000003814697pt" fo:font-weight="bold" style:font-size-asian="14.1000003814697pt" style:font-name-complex="Times New Roman2" style:font-size-complex="14.1000003814697pt" style:font-weight-complex="bold"/>
    </style:style>
    <style:style style:name="T7" style:family="text">
      <style:text-properties fo:color="#000000" style:font-name="Times New Roman2" fo:font-size="13.6000003814697pt" fo:font-weight="bold" style:font-size-asian="13.6000003814697pt" style:font-name-complex="Times New Roman2" style:font-size-complex="13.6000003814697pt" style:font-weight-complex="bold"/>
    </style:style>
    <style:style style:name="T8" style:family="text">
      <style:text-properties fo:color="#000000" style:font-name="Cambria1" fo:font-size="16pt" style:font-size-asian="16pt" style:font-name-complex="Cambria1" style:font-size-complex="16pt" style:text-scale="98%"/>
    </style:style>
    <style:style style:name="T9" style:family="text">
      <style:text-properties fo:color="#000000" style:font-name="Arial1" fo:font-size="16pt" style:font-size-asian="16pt" style:font-name-complex="Arial1" style:font-size-complex="16pt" style:text-scale="97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49cm" svg:height="0.784cm" svg:x="8.223cm" svg:y="1.474cm">
          <draw:text-box>
            <text:p text:style-name="P1"><text:span text:style-name="T1">Prior Knowledge </text:span></text:p>
          </draw:text-box>
        </draw:frame>
        <draw:frame draw:style-name="gr2" draw:text-style-name="P3" draw:layer="layout" svg:width="0.35cm" svg:height="0.39cm" svg:x="2.363cm" svg:y="2.2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cm" svg:x="2.363cm" svg:y="2.6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66cm" svg:height="0.297cm" svg:x="2.363cm" svg:y="3.08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4cm" svg:height="0.547cm" svg:x="3.205cm" svg:y="3.551cm">
          <draw:text-box>
            <text:p text:style-name="P1"><text:span text:style-name="T4">Team ID </text:span></text:p>
          </draw:text-box>
        </draw:frame>
        <draw:polygon draw:style-name="gr5" draw:text-style-name="P6" draw:layer="layout" svg:width="0.017cm" svg:height="0.017cm" svg:x="2.981cm" svg:y="3.378cm" svg:viewBox="0 0 18 18" draw:points="0,18 18,18 18,0 0,0">
          <text:p/>
        </draw:polygon>
        <draw:polygon draw:style-name="gr5" draw:text-style-name="P6" draw:layer="layout" svg:width="0.017cm" svg:height="0.017cm" svg:x="2.981cm" svg:y="3.378cm" svg:viewBox="0 0 18 18" draw:points="0,18 18,18 18,0 0,0">
          <text:p/>
        </draw:polygon>
        <draw:polygon draw:style-name="gr5" draw:text-style-name="P6" draw:layer="layout" svg:width="5.626cm" svg:height="0.017cm" svg:x="2.998cm" svg:y="3.378cm" svg:viewBox="0 0 5627 18" draw:points="0,18 5627,18 5627,0 0,0">
          <text:p/>
        </draw:polygon>
        <draw:polygon draw:style-name="gr5" draw:text-style-name="P6" draw:layer="layout" svg:width="0.016cm" svg:height="0.017cm" svg:x="8.625cm" svg:y="3.378cm" svg:viewBox="0 0 17 18" draw:points="0,18 17,18 17,0 0,0">
          <text:p/>
        </draw:polygon>
        <draw:polygon draw:style-name="gr5" draw:text-style-name="P6" draw:layer="layout" svg:width="10.747cm" svg:height="0.017cm" svg:x="8.641cm" svg:y="3.378cm" svg:viewBox="0 0 10748 18" draw:points="0,18 10748,18 10748,0 0,0">
          <text:p/>
        </draw:polygon>
        <draw:polygon draw:style-name="gr5" draw:text-style-name="P6" draw:layer="layout" svg:width="0.017cm" svg:height="0.017cm" svg:x="19.388cm" svg:y="3.378cm" svg:viewBox="0 0 18 18" draw:points="0,18 18,18 18,0 0,0">
          <text:p/>
        </draw:polygon>
        <draw:polygon draw:style-name="gr5" draw:text-style-name="P6" draw:layer="layout" svg:width="0.017cm" svg:height="0.017cm" svg:x="19.388cm" svg:y="3.378cm" svg:viewBox="0 0 18 18" draw:points="0,18 18,18 18,0 0,0">
          <text:p/>
        </draw:polygon>
        <draw:polygon draw:style-name="gr5" draw:text-style-name="P6" draw:layer="layout" svg:width="0.017cm" svg:height="0.881cm" svg:x="2.981cm" svg:y="3.395cm" svg:viewBox="0 0 18 882" draw:points="0,882 18,882 18,0 0,0">
          <text:p/>
        </draw:polygon>
        <draw:polygon draw:style-name="gr5" draw:text-style-name="P6" draw:layer="layout" svg:width="0.016cm" svg:height="0.881cm" svg:x="8.625cm" svg:y="3.395cm" svg:viewBox="0 0 17 882" draw:points="0,882 17,882 17,0 0,0">
          <text:p/>
        </draw:polygon>
        <draw:polygon draw:style-name="gr5" draw:text-style-name="P6" draw:layer="layout" svg:width="0.017cm" svg:height="0.881cm" svg:x="19.388cm" svg:y="3.395cm" svg:viewBox="0 0 18 882" draw:points="0,882 18,882 18,0 0,0">
          <text:p/>
        </draw:polygon>
        <draw:frame draw:style-name="gr4" draw:text-style-name="P5" draw:layer="layout" svg:width="4.566cm" svg:height="0.547cm" svg:x="8.866cm" svg:y="3.53cm">
          <draw:text-box>
            <text:p text:style-name="P1"><text:span text:style-name="T5">PNT2022TMID24826</text:span><text:span text:style-name="T4"> </text:span></text:p>
          </draw:text-box>
        </draw:frame>
        <draw:frame draw:style-name="gr4" draw:text-style-name="P5" draw:layer="layout" svg:width="2.838cm" svg:height="0.547cm" svg:x="3.205cm" svg:y="4.44cm">
          <draw:text-box>
            <text:p text:style-name="P1"><text:span text:style-name="T4">Project Name </text:span></text:p>
          </draw:text-box>
        </draw:frame>
        <draw:polygon draw:style-name="gr5" draw:text-style-name="P6" draw:layer="layout" svg:width="0.017cm" svg:height="0.017cm" svg:x="2.981cm" svg:y="4.276cm" svg:viewBox="0 0 18 18" draw:points="0,18 18,18 18,0 0,0">
          <text:p/>
        </draw:polygon>
        <draw:polygon draw:style-name="gr5" draw:text-style-name="P6" draw:layer="layout" svg:width="5.626cm" svg:height="0.017cm" svg:x="2.998cm" svg:y="4.276cm" svg:viewBox="0 0 5627 18" draw:points="0,18 5627,18 5627,0 0,0">
          <text:p/>
        </draw:polygon>
        <draw:polygon draw:style-name="gr5" draw:text-style-name="P6" draw:layer="layout" svg:width="0.016cm" svg:height="0.017cm" svg:x="8.625cm" svg:y="4.276cm" svg:viewBox="0 0 17 18" draw:points="0,18 17,18 17,0 0,0">
          <text:p/>
        </draw:polygon>
        <draw:polygon draw:style-name="gr5" draw:text-style-name="P6" draw:layer="layout" svg:width="10.747cm" svg:height="0.017cm" svg:x="8.641cm" svg:y="4.276cm" svg:viewBox="0 0 10748 18" draw:points="0,18 10748,18 10748,0 0,0">
          <text:p/>
        </draw:polygon>
        <draw:polygon draw:style-name="gr5" draw:text-style-name="P6" draw:layer="layout" svg:width="0.017cm" svg:height="0.017cm" svg:x="19.388cm" svg:y="4.276cm" svg:viewBox="0 0 18 18" draw:points="0,18 18,18 18,0 0,0">
          <text:p/>
        </draw:polygon>
        <draw:polygon draw:style-name="gr5" draw:text-style-name="P6" draw:layer="layout" svg:width="0.017cm" svg:height="0.876cm" svg:x="2.981cm" svg:y="4.293cm" svg:viewBox="0 0 18 877" draw:points="0,877 18,877 18,0 0,0">
          <text:p/>
        </draw:polygon>
        <draw:polygon draw:style-name="gr5" draw:text-style-name="P6" draw:layer="layout" svg:width="0.017cm" svg:height="0.017cm" svg:x="2.981cm" svg:y="5.169cm" svg:viewBox="0 0 18 18" draw:points="0,18 18,18 18,0 0,0">
          <text:p/>
        </draw:polygon>
        <draw:polygon draw:style-name="gr5" draw:text-style-name="P6" draw:layer="layout" svg:width="0.017cm" svg:height="0.017cm" svg:x="2.981cm" svg:y="5.169cm" svg:viewBox="0 0 18 18" draw:points="0,18 18,18 18,0 0,0">
          <text:p/>
        </draw:polygon>
        <draw:polygon draw:style-name="gr5" draw:text-style-name="P6" draw:layer="layout" svg:width="5.626cm" svg:height="0.017cm" svg:x="2.998cm" svg:y="5.169cm" svg:viewBox="0 0 5627 18" draw:points="0,18 5627,18 5627,0 0,0">
          <text:p/>
        </draw:polygon>
        <draw:polygon draw:style-name="gr5" draw:text-style-name="P6" draw:layer="layout" svg:width="0.016cm" svg:height="0.876cm" svg:x="8.625cm" svg:y="4.293cm" svg:viewBox="0 0 17 877" draw:points="0,877 17,877 17,0 0,0">
          <text:p/>
        </draw:polygon>
        <draw:polygon draw:style-name="gr5" draw:text-style-name="P6" draw:layer="layout" svg:width="0.016cm" svg:height="0.017cm" svg:x="8.625cm" svg:y="5.169cm" svg:viewBox="0 0 17 18" draw:points="0,18 17,18 17,0 0,0">
          <text:p/>
        </draw:polygon>
        <draw:polygon draw:style-name="gr5" draw:text-style-name="P6" draw:layer="layout" svg:width="10.747cm" svg:height="0.017cm" svg:x="8.641cm" svg:y="5.169cm" svg:viewBox="0 0 10748 18" draw:points="0,18 10748,18 10748,0 0,0">
          <text:p/>
        </draw:polygon>
        <draw:polygon draw:style-name="gr5" draw:text-style-name="P6" draw:layer="layout" svg:width="0.017cm" svg:height="0.876cm" svg:x="19.388cm" svg:y="4.293cm" svg:viewBox="0 0 18 877" draw:points="0,877 18,877 18,0 0,0">
          <text:p/>
        </draw:polygon>
        <draw:polygon draw:style-name="gr5" draw:text-style-name="P6" draw:layer="layout" svg:width="0.017cm" svg:height="0.017cm" svg:x="19.388cm" svg:y="5.169cm" svg:viewBox="0 0 18 18" draw:points="0,18 18,18 18,0 0,0">
          <text:p/>
        </draw:polygon>
        <draw:polygon draw:style-name="gr5" draw:text-style-name="P6" draw:layer="layout" svg:width="0.017cm" svg:height="0.017cm" svg:x="19.388cm" svg:y="5.169cm" svg:viewBox="0 0 18 18" draw:points="0,18 18,18 18,0 0,0">
          <text:p/>
        </draw:polygon>
        <draw:frame draw:style-name="gr4" draw:text-style-name="P5" draw:layer="layout" svg:width="10.424cm" svg:height="0.547cm" svg:x="8.854cm" svg:y="4.44cm">
          <draw:text-box>
            <text:p text:style-name="P1"><text:span text:style-name="T4">A Novel for Handwritten Digit Recognition System </text:span></text:p>
          </draw:text-box>
        </draw:frame>
        <draw:frame draw:style-name="gr2" draw:text-style-name="P3" draw:layer="layout" svg:width="0.35cm" svg:height="0.39cm" svg:x="2.363cm" svg:y="5.1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cm" svg:x="2.363cm" svg:y="5.6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1.923cm" svg:height="0.547cm" svg:x="2.541cm" svg:y="6.172cm">
          <draw:text-box>
            <text:p text:style-name="P1"><text:span text:style-name="T6">One should have knowledge on the following Concepts : </text:span></text:p>
          </draw:text-box>
        </draw:frame>
        <draw:frame draw:style-name="gr6" draw:text-style-name="P7" draw:layer="layout" svg:width="0.477cm" svg:height="0.531cm" svg:x="2.363cm" svg:y="6.75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48cm" svg:height="0.661cm" svg:x="3.172cm" svg:y="7.276cm">
          <draw:text-box>
            <text:p text:style-name="P1"><text:span text:style-name="T8">1.</text:span></text:p>
          </draw:text-box>
        </draw:frame>
        <draw:frame draw:style-name="gr8" draw:text-style-name="P8" draw:layer="layout" svg:width="0.543cm" svg:height="0.628cm" svg:x="3.591cm" svg:y="7.30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7.694cm" svg:height="0.547cm" svg:x="3.811cm" svg:y="7.37cm">
          <draw:text-box>
            <text:p text:style-name="P1"><text:span text:style-name="T4">Supervised and unsupervised learning </text:span></text:p>
          </draw:text-box>
        </draw:frame>
        <draw:frame draw:style-name="gr7" draw:text-style-name="P8" draw:layer="layout" svg:width="0.548cm" svg:height="0.661cm" svg:x="3.172cm" svg:y="8.475cm">
          <draw:text-box>
            <text:p text:style-name="P1"><text:span text:style-name="T8">2.</text:span></text:p>
          </draw:text-box>
        </draw:frame>
        <draw:frame draw:style-name="gr8" draw:text-style-name="P8" draw:layer="layout" svg:width="0.543cm" svg:height="0.628cm" svg:x="3.591cm" svg:y="8.501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8.249cm" svg:height="0.547cm" svg:x="3.811cm" svg:y="8.569cm">
          <draw:text-box>
            <text:p text:style-name="P1"><text:span text:style-name="T4">Regression Classification and Clustering </text:span></text:p>
          </draw:text-box>
        </draw:frame>
        <draw:frame draw:style-name="gr7" draw:text-style-name="P8" draw:layer="layout" svg:width="0.548cm" svg:height="0.661cm" svg:x="3.172cm" svg:y="9.669cm">
          <draw:text-box>
            <text:p text:style-name="P1"><text:span text:style-name="T8">3.</text:span></text:p>
          </draw:text-box>
        </draw:frame>
        <draw:frame draw:style-name="gr8" draw:text-style-name="P8" draw:layer="layout" svg:width="0.543cm" svg:height="0.628cm" svg:x="3.591cm" svg:y="9.69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5.476cm" svg:height="0.547cm" svg:x="3.811cm" svg:y="9.763cm">
          <draw:text-box>
            <text:p text:style-name="P1"><text:span text:style-name="T4">Artificial Neural Networks </text:span></text:p>
          </draw:text-box>
        </draw:frame>
        <draw:frame draw:style-name="gr7" draw:text-style-name="P8" draw:layer="layout" svg:width="0.548cm" svg:height="0.661cm" svg:x="3.172cm" svg:y="10.88cm">
          <draw:text-box>
            <text:p text:style-name="P1"><text:span text:style-name="T8">4.</text:span></text:p>
          </draw:text-box>
        </draw:frame>
        <draw:frame draw:style-name="gr8" draw:text-style-name="P8" draw:layer="layout" svg:width="0.543cm" svg:height="0.628cm" svg:x="3.591cm" svg:y="10.90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6.149cm" svg:height="0.547cm" svg:x="3.811cm" svg:y="10.974cm">
          <draw:text-box>
            <text:p text:style-name="P1"><text:span text:style-name="T4">Convolution Neural Networks </text:span></text:p>
          </draw:text-box>
        </draw:frame>
        <draw:frame draw:style-name="gr7" draw:text-style-name="P8" draw:layer="layout" svg:width="0.548cm" svg:height="0.661cm" svg:x="3.172cm" svg:y="12.091cm">
          <draw:text-box>
            <text:p text:style-name="P1"><text:span text:style-name="T8">5.</text:span></text:p>
          </draw:text-box>
        </draw:frame>
        <draw:frame draw:style-name="gr8" draw:text-style-name="P8" draw:layer="layout" svg:width="0.543cm" svg:height="0.628cm" svg:x="3.591cm" svg:y="12.116cm">
          <draw:text-box>
            <text:p text:style-name="P1"><text:span text:style-name="T9"><text:s/></text:span></text:p>
          </draw:text-box>
        </draw:frame>
        <draw:polygon draw:style-name="gr5" draw:text-style-name="P6" draw:layer="layout" svg:width="0.017cm" svg:height="0.017cm" svg:x="0.846cm" svg:y="0.846cm" svg:viewBox="0 0 18 18" draw:points="0,18 18,18 18,0 0,0">
          <text:p/>
        </draw:polygon>
        <draw:polygon draw:style-name="gr5" draw:text-style-name="P6" draw:layer="layout" svg:width="0.017cm" svg:height="0.017cm" svg:x="0.846cm" svg:y="0.846cm" svg:viewBox="0 0 18 18" draw:points="0,18 18,18 18,0 0,0">
          <text:p/>
        </draw:polygon>
        <draw:polygon draw:style-name="gr5" draw:text-style-name="P6" draw:layer="layout" svg:width="19.867cm" svg:height="0.017cm" svg:x="0.863cm" svg:y="0.846cm" svg:viewBox="0 0 19868 18" draw:points="0,18 19868,18 19868,0 0,0">
          <text:p/>
        </draw:polygon>
        <draw:polygon draw:style-name="gr5" draw:text-style-name="P6" draw:layer="layout" svg:width="0.017cm" svg:height="0.017cm" svg:x="20.73cm" svg:y="0.846cm" svg:viewBox="0 0 18 18" draw:points="0,18 18,18 18,0 0,0">
          <text:p/>
        </draw:polygon>
        <draw:polygon draw:style-name="gr5" draw:text-style-name="P6" draw:layer="layout" svg:width="0.017cm" svg:height="0.017cm" svg:x="20.73cm" svg:y="0.846cm" svg:viewBox="0 0 18 18" draw:points="0,18 18,18 18,0 0,0">
          <text:p/>
        </draw:polygon>
        <draw:polygon draw:style-name="gr5" draw:text-style-name="P6" draw:layer="layout" svg:width="0.017cm" svg:height="26.217cm" svg:x="0.846cm" svg:y="0.863cm" svg:viewBox="0 0 18 26218" draw:points="0,26218 18,26218 18,0 0,0">
          <text:p/>
        </draw:polygon>
        <draw:polygon draw:style-name="gr5" draw:text-style-name="P6" draw:layer="layout" svg:width="0.017cm" svg:height="26.217cm" svg:x="20.73cm" svg:y="0.863cm" svg:viewBox="0 0 18 26218" draw:points="0,26218 18,26218 18,0 0,0">
          <text:p/>
        </draw:polygon>
        <draw:polygon draw:style-name="gr5" draw:text-style-name="P6" draw:layer="layout" svg:width="0.017cm" svg:height="0.017cm" svg:x="0.846cm" svg:y="27.08cm" svg:viewBox="0 0 18 18" draw:points="0,18 18,18 18,0 0,0">
          <text:p/>
        </draw:polygon>
        <draw:polygon draw:style-name="gr5" draw:text-style-name="P6" draw:layer="layout" svg:width="0.017cm" svg:height="0.017cm" svg:x="0.846cm" svg:y="27.08cm" svg:viewBox="0 0 18 18" draw:points="0,18 18,18 18,0 0,0">
          <text:p/>
        </draw:polygon>
        <draw:polygon draw:style-name="gr5" draw:text-style-name="P6" draw:layer="layout" svg:width="19.867cm" svg:height="0.017cm" svg:x="0.863cm" svg:y="27.08cm" svg:viewBox="0 0 19868 18" draw:points="0,18 19868,18 19868,0 0,0">
          <text:p/>
        </draw:polygon>
        <draw:polygon draw:style-name="gr5" draw:text-style-name="P6" draw:layer="layout" svg:width="0.017cm" svg:height="0.017cm" svg:x="20.73cm" svg:y="27.08cm" svg:viewBox="0 0 18 18" draw:points="0,18 18,18 18,0 0,0">
          <text:p/>
        </draw:polygon>
        <draw:polygon draw:style-name="gr5" draw:text-style-name="P6" draw:layer="layout" svg:width="0.017cm" svg:height="0.017cm" svg:x="20.73cm" svg:y="27.08cm" svg:viewBox="0 0 18 18" draw:points="0,18 18,18 18,0 0,0">
          <text:p/>
        </draw:polygon>
        <draw:frame draw:style-name="gr4" draw:text-style-name="P5" draw:layer="layout" svg:width="1.204cm" svg:height="0.547cm" svg:x="3.811cm" svg:y="12.184cm">
          <draw:text-box>
            <text:p text:style-name="P1"><text:span text:style-name="T4">Flask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Times New Roman2" svg:font-family="'Times New Roman'"/>
    <style:font-face style:name="Arial" svg:font-family="Arial" style:font-pitch="variable"/>
    <style:font-face style:name="Cambria" svg:font-family="Cambri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8T13:48:49.824000000</dc:date>
    <meta:editing-duration>PT33S</meta:editing-duration>
    <meta:editing-cycles>1</meta:editing-cycles>
    <meta:document-statistic meta:object-count="64"/>
    <meta:generator>Neat_Office/6.2.8.2$Windows_x86 LibreOffice_project/</meta:generator>
  </office:meta>
</office:document-meta>
</file>